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CreationList.addBeanCreator( ChainedBeanCreator beanCre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CreationList.create( ElementMapping elementMapping , ReadContext read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CreationList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Worker.ChainWor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Worker.create( ElementMapping elementMapping , ReadContext read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eanCreationList.clearBeanCrea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CreationList.insertBeanCreator( int index , ChainedBeanCreator beanCre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CreationList.createStandardCh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